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Heading_20_1" style:master-page-name="First_20_Page">
      <style:paragraph-properties style:page-number="auto"/>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5052826604188331671" text:style-name="L1">
        <text:list-item>
          <text:p text:style-name="P17">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9192757959446343986" text:style-name="L2">
        <text:list-item>
          <text:p text:style-name="P18">“Permanent error” — This node does not process datagrams, will not accept a datagram from this source, or for some other reason will not ever be able to accept this particular datagram. The datagram should not be retransmitted.</text:p>
        </text:list-item>
        <text:list-item>
          <text:p text:style-name="P18">“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8285008020674807055" text:style-name="L3">
        <text:list-item>
          <text:p text:style-name="P19">CAN-Datagram Content Single Frame — Note that zero-length datagrams are valid.</text:p>
        </text:list-item>
        <text:list-item>
          <text:p text:style-name="P19">CAN-Datagram Content First Frame — Note that there's no requirement that this contain 8 bytes. This is to keep the total number of frames in a Datagram Content message bounded.</text:p>
        </text:list-item>
        <text:list-item>
          <text:p text:style-name="P19">CAN-Datagram Content Middle Frame — Note that there's no requirement that this contain 8 bytes. It cannot be empty, though.</text:p>
        </text:list-item>
        <text:list-item>
          <text:p text:style-name="P19">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7874375729084312068" text:style-name="L4">
        <text:list-item>
          <text:p text:style-name="P20">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0">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7640594892508586411" text:style-name="L5">
        <text:list-item>
          <text:p text:style-name="P21">Memory configuration: Simple one-value reads and writes of configuration data are one-to-one operations that need to exchange 4-8-16-32 bytes of data.</text:p>
        </text:list-item>
        <text:list-item>
          <text:p text:style-name="P21">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1"><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soft-pag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ext:soft-page-break/>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686721993539639971" text:style-name="L6">
        <text:list-item>
          <text:p text:style-name="P22">A one-byte ID field with a central sequential method of assignment. <text:span text:style-name="T5">It is</text:span> called the “Datagram Protocol ID”. This is small, so doesn't use much space on CAN, but requires central recording of IDs.</text:p>
        </text:list-item>
        <text:list-item>
          <text:p text:style-name="P22">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6869613308677751384" text:style-name="L7">
        <text:list-item>
          <text:p text:style-name="P23"><text:soft-page-break/>Node A creates a datagram for node B in its buffer and starts to send it.</text:p>
        </text:list-item>
        <text:list-item>
          <text:p text:style-name="P23">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25"><text:s/>2.1 Introduction<text:tab/>1</text:p>
          <text:p text:style-name="P25"><text:s/>2.2 Intended Use<text:tab/>1</text:p>
          <text:p text:style-name="P25"><text:s/>2.3 References and Context<text:tab/>1</text:p>
          <text:p text:style-name="P25"><text:s/>2.4  Message Formats<text:tab/>1</text:p>
          <text:p text:style-name="P26"><text:s/>2.4.1 Datagram Content<text:tab/>1</text:p>
          <text:p text:style-name="P26"><text:s/>2.4.2 Datagram Received OK<text:tab/>2</text:p>
          <text:p text:style-name="P26"><text:s/>2.4.3 Datagram Rejected<text:tab/>2</text:p>
          <text:p text:style-name="P16"><text:s/>2.4.3.1 Error Codes<text:tab/>2</text:p>
          <text:p text:style-name="P25"><text:s/>2.5 States<text:tab/>3</text:p>
          <text:p text:style-name="P25"><text:s/>2.6 Interactions<text:tab/>3</text:p>
          <text:p text:style-name="P26"><text:s/>2.6.1 Normal Transmission<text:tab/>3</text:p>
          <text:p text:style-name="P26"><text:s/>2.6.2 Rejected Transmission<text:tab/>3</text:p>
          <text:p text:style-name="P25"><text:s/>2.7 Implementation via CAN Transport<text:tab/>3</text:p>
          <text:p text:style-name="P26"><text:s/>2.7.1 CAN Message Formats<text:tab/>3</text:p>
          <text:p text:style-name="P26"><text:s/>2.7.2 CAN States<text:tab/>4</text:p>
          <text:p text:style-name="P26"><text:s/>2.7.3 CAN Interactions<text:tab/>4</text:p>
          <text:p text:style-name="P16"><text:s/>2.7.3.1 Normal Transmission<text:tab/>4</text:p>
          <text:p text:style-name="P16"><text:s/>2.7.3.2 Rejected Transmission<text:tab/>5</text:p>
          <text:p text:style-name="P15"><text:s/>3 Background Information<text:tab/>5</text:p>
          <text:p text:style-name="P25"><text:s/>3.1 Use Cases<text:tab/>5</text:p>
          <text:p text:style-name="P25"><text:s/>3.2 Discussion<text:tab/>6</text:p>
          <text:p text:style-name="P25"><text:s/>3.3 Examples<text:tab/>6</text:p>
          <text:p text:style-name="P26"><text:s/>3.3.1 Normal CAN case<text:tab/>6</text:p>
          <text:p text:style-name="P26"><text:s/>3.3.2 Short CAN datagram case<text:tab/>6</text:p>
          <text:p text:style-name="P26"><text:s/>3.3.3 Rejected short CAN datagram case<text:tab/>6</text:p>
          <text:p text:style-name="P26"><text:s/>3.3.4 Rejected interleaved CAN datagram case:<text:tab/>6</text:p>
          <text:p text:style-name="P26"><text:s/>3.3.5 Command/Reply Example<text:tab/>7</text:p>
          <text:p text:style-name="P26"><text:s/>3.3.6 Back and Forth Datagram Protocol<text:tab/>7</text:p>
          <text:p text:style-name="P25"><text:s/>3.4 Datagram Content<text:tab/>7</text:p>
          <text:p text:style-name="P25"><text:s/>3.5 Numerology<text:tab/>8</text:p>
          <text:p text:style-name="P25"><text:s/>3.6 Future Extensions<text:tab/>9</text:p>
          <text:p text:style-name="P25"><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7T18:22:58">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8:22:58">Jan 2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7T18:22:58">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2</meta:editing-cycles>
    <meta:editing-duration>PT15H37M47S</meta:editing-duration>
    <meta:generator>OpenOffice.org/3.4.1$Unix OpenOffice.org_project/341m1$Build-9593</meta:generator>
    <dc:date>2013-01-27T18:22:58</dc:date>
    <dc:creator>Bob Jacobsen</dc:creator>
    <meta:document-statistic meta:table-count="1" meta:image-count="1" meta:object-count="0" meta:page-count="11" meta:paragraph-count="190" meta:word-count="4359" meta:character-count="26312"/>
    <meta:user-defined meta:name="Info 1"/>
    <meta:user-defined meta:name="Info 2"/>
    <meta:user-defined meta:name="Info 3"/>
    <meta:user-defined meta:name="Info 4"/>
  </office:meta>
</office:document-meta>
</file>